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5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04:03.993595300">00:00:00</text:time></text:span><text:span text:style-name="MT2"><text:time style:data-style-name="N2" text:time-value="09:04:03.993643500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04:04.004299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10-17T09:04:14.241750800</dc:date>
    <dc:language>pt-PT</dc:language>
    <meta:editing-cycles>677</meta:editing-cycles>
    <meta:editing-duration>PT20H12M21S</meta:editing-duration>
    <meta:document-statistic meta:table-count="1" meta:cell-count="39" meta:object-count="0"/>
    <meta:user-defined meta:name="Info 0"/>
    <meta:user-defined meta:name="Info 1"/>
    <meta:user-defined meta:name="Info 2"/>
    <meta:user-defined meta:name="Info 3"/>
  </office:meta>
</office:document-meta>
</file>